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537cm"/>
    </style:style>
    <style:style style:name="co7" style:family="table-column">
      <style:table-column-properties fo:break-before="auto" style:column-width="23.918cm"/>
    </style:style>
    <style:style style:name="co8" style:family="table-column">
      <style:table-column-properties fo:break-before="auto" style:column-width="8.904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end" fo:margin-left="0.353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ackground-color="#3949ab" style:text-align-source="fix" style:repeat-content="false" fo:border="0.74pt solid #000000" style:vertical-align="top"/>
      <style:paragraph-properties fo:text-align="end" fo:margin-left="0.353cm"/>
      <style:text-properties fo:color="#fafafa" style:font-name="Cascadia Cod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5c6bc0" style:text-align-source="fix" style:repeat-content="false" fo:border="0.74pt solid #000000" style:vertical-align="top"/>
      <style:paragraph-properties fo:text-align="start" fo:margin-left="0.353cm"/>
      <style:text-properties fo:color="#fafafa" style:font-name="Cascadia Code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41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font-name="Liberation Mono" fo:font-size="12pt" style:font-size-asian="12pt" style:font-size-complex="12pt"/>
    </style:style>
    <style:style style:name="ce45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#8e24aa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2" table:default-cell-style-name="ce35"/>
        <table:table-column table:style-name="co6" table:default-cell-style-name="ce37"/>
        <table:table-column table:style-name="co7" table:default-cell-style-name="ce38"/>
        <table:table-column table:style-name="co8" table:default-cell-style-name="ce44"/>
        <table:table-column table:style-name="co5" table:number-columns-repeated="12" table:default-cell-style-name="ce19"/>
        <table:table-column table:style-name="co5" table:number-columns-repeated="16367" table:default-cell-style-name="ce11"/>
        <table:table-column table:style-name="co5" table:default-cell-style-name="Default"/>
        <table:table-row table:style-name="ro5">
          <table:table-cell table:style-name="ce29" office:value-type="string" calcext:value-type="string">
            <text:p>Command</text:p>
          </table:table-cell>
          <table:table-cell table:style-name="ce36" office:value-type="string" calcext:value-type="string">
            <text:p>Params</text:p>
            <text:p>(? = optional)</text:p>
          </table:table-cell>
          <table:table-cell table:style-name="ce36" office:value-type="string" calcext:value-type="string">
            <text:p>Description</text:p>
          </table:table-cell>
          <table:table-cell table:style-name="ce41" office:value-type="string" calcext:value-type="string">
            <text:p>Category</text:p>
          </table:table-cell>
          <table:table-cell table:style-name="ce45" table:number-columns-repeated="12"/>
          <table:table-cell table:style-name="ce46" table:number-columns-repeated="16367"/>
          <table:table-cell table:style-name="ce47"/>
        </table:table-row>
        <table:table-row table:style-name="ro2">
          <table:table-cell office:value-type="string" calcext:value-type="string">
            <text:p>ASSER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Abort program execution if x is not equal to y</text:p>
          </table:table-cell>
          <table:table-cell table:style-name="ce42" office:value-type="string" calcext:value-type="string">
            <text:p>Debugging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DEBUG</text:p>
          </table:table-cell>
          <table:table-cell/>
          <table:table-cell table:style-name="ce39" office:value-type="string" calcext:value-type="string">
            <text:p>Trigger a breakpoint (reserved for internal usage)</text:p>
          </table:table-cell>
          <table:table-cell table:style-name="ce42" office:value-type="string" calcext:value-type="string">
            <text:p>Debugging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MSGBOX</text:p>
          </table:table-cell>
          <table:table-cell office:value-type="string" calcext:value-type="string">
            <text:p>text</text:p>
          </table:table-cell>
          <table:table-cell table:style-name="ce39" office:value-type="string" calcext:value-type="string">
            <text:p>Show a modal message box, program is interrupted until OK button is pressed</text:p>
          </table:table-cell>
          <table:table-cell table:style-name="ce42" office:value-type="string" calcext:value-type="string">
            <text:p>Debugging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6">
          <table:table-cell office:value-type="string" calcext:value-type="string">
            <text:p>DATA</text:p>
          </table:table-cell>
          <table:table-cell office:value-type="string" calcext:value-type="string">
            <text:p>v1, v2?, v3?, v4?, …?</text:p>
          </table:table-cell>
          <table:table-cell table:style-name="ce39" office:value-type="string" calcext:value-type="string">
            <text:p>Embed arbitrary data into the static data block</text:p>
            <text:p>Variables are not allowed. There is no limit to the number of parameters in this command</text:p>
          </table:table-cell>
          <table:table-cell table:style-name="ce42" office:value-type="string" calcext:value-type="string">
            <text:p>Embedded data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6"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Read into x the value at current data pointer position in</text:span><text:span text:style-name="T4"> </text:span>the static data block,</text:p>
            <text:p>then move pointer to next value</text:p>
          </table:table-cell>
          <table:table-cell table:style-name="ce42" office:value-type="string" calcext:value-type="string">
            <text:p>Embedded data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Move data pointer back to beginning of data block</text:p>
          </table:table-cell>
          <table:table-cell table:style-name="ce42" office:value-type="string" calcext:value-type="string">
            <text:p>Embedded data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DE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Decrypt text into x</text:p>
          </table:table-cell>
          <table:table-cell table:style-name="ce43" office:value-type="string" calcext:value-type="string">
            <text:p>Encryption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N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Encrypt text into x</text:p>
          </table:table-cell>
          <table:table-cell table:style-name="ce43" office:value-type="string" calcext:value-type="string">
            <text:p>Encryption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PR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ave current program source code in encrypted form to specified file path</text:p>
          </table:table-cell>
          <table:table-cell table:style-name="ce43" office:value-type="string" calcext:value-type="string">
            <text:p>Encryption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label</text:p>
          </table:table-cell>
          <table:table-cell table:style-name="ce39" office:value-type="string" calcext:value-type="string">
            <text:p>Transfer execution to subroutine at label</text:p>
          </table:table-cell>
          <table:table-cell table:style-name="ce42" office:value-type="string" calcext:value-type="string">
            <text:p>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NDIF</text:p>
          </table:table-cell>
          <table:table-cell/>
          <table:table-cell office:value-type="string" calcext:value-type="string">
            <text:p>Mark the end of a conditional code block</text:p>
          </table:table-cell>
          <table:table-cell table:style-name="ce42" office:value-type="string" calcext:value-type="string">
            <text:p>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XIT</text:p>
          </table:table-cell>
          <table:table-cell/>
          <table:table-cell table:style-name="ce39" office:value-type="string" calcext:value-type="string">
            <text:p>Terminate program and close window</text:p>
          </table:table-cell>
          <table:table-cell table:style-name="ce42" office:value-type="string" calcext:value-type="string">
            <text:p>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GOTO</text:p>
          </table:table-cell>
          <table:table-cell office:value-type="string" calcext:value-type="string">
            <text:p>label</text:p>
          </table:table-cell>
          <table:table-cell table:style-name="ce39" office:value-type="string" calcext:value-type="string">
            <text:p>Transfer execution to code at label</text:p>
          </table:table-cell>
          <table:table-cell table:style-name="ce42" office:value-type="string" calcext:value-type="string">
            <text:p>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HALT</text:p>
          </table:table-cell>
          <table:table-cell/>
          <table:table-cell table:style-name="ce39" office:value-type="string" calcext:value-type="string">
            <text:p>Terminate program but keep window open</text:p>
          </table:table-cell>
          <table:table-cell table:style-name="ce42" office:value-type="string" calcext:value-type="string">
            <text:p>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CALL</text:p>
          </table:table-cell>
          <table:table-cell office:value-type="string" calcext:value-type="string">
            <text:p>x, y, label</text:p>
          </table:table-cell>
          <table:table-cell table:style-name="ce39" office:value-type="string" calcext:value-type="string">
            <text:p>Transfer execution to code at label only if x = y</text:p>
          </table:table-cell>
          <table:table-cell table:style-name="ce42" office:value-type="string" calcext:value-type="string">
            <text:p>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OTO</text:p>
          </table:table-cell>
          <table:table-cell office:value-type="string" calcext:value-type="string">
            <text:p>x, y, label</text:p>
          </table:table-cell>
          <table:table-cell table:style-name="ce39" office:value-type="string" calcext:value-type="string">
            <text:p>Transfer execution to subroutine at label only if x 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L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L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N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does not equal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USE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Pause program execution for x frames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ET</text:p>
          </table:table-cell>
          <table:table-cell/>
          <table:table-cell table:style-name="ce39" office:value-type="string" calcext:value-type="string">
            <text:p>Restart machine and reload program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T</text:p>
          </table:table-cell>
          <table:table-cell/>
          <table:table-cell table:style-name="ce39" office:value-type="string" calcext:value-type="string">
            <text:p>Return from subroutine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Force exit loop prematurely</text:p>
          </table:table-cell>
          <table:table-cell table:style-name="ce43" office:value-type="string" calcext:value-type="string">
            <text:p>Execution loops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FOR</text:p>
          </table:table-cell>
          <table:table-cell office:value-type="string" calcext:value-type="string">
            <text:p>x, first, last, step?</text:p>
          </table:table-cell>
          <table:table-cell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style-name="ce43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Mark the end of a loop</text:p>
          </table:table-cell>
          <table:table-cell table:style-name="ce43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Skip current loop iteration</text:p>
          </table:table-cell>
          <table:table-cell table:style-name="ce43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binary file at path and store bytes into array</text:p>
          </table:table-cell>
          <table:table-cell table:style-name="ce43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SAVE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Write array bytes into binary file at path</text:p>
          </table:table-cell>
          <table:table-cell table:style-name="ce43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OAD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Load text file at path and store contents into x</text:p>
          </table:table-cell>
          <table:table-cell table:style-name="ce43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SAVE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Write x into text file at path</text:p>
          </table:table-cell>
          <table:table-cell table:style-name="ce43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HK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Store into x whether specified file exists. 1 means yes, 0 means no</text:p>
          </table:table-cell>
          <table:table-cell table:style-name="ce43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text file at path and store lines into array</text:p>
          </table:table-cell>
          <table:table-cell table:style-name="ce43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IM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Set tile animation speed (0 to 100; 0 disables animation)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AMES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Store in x the number of frames rendered since machine started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Set x as the title of the window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</text:p>
          </table:table-cell>
          <table:table-cell/>
          <table:table-cell table:style-name="ce39" office:value-type="string" calcext:value-type="string">
            <text:p><text:span text:style-name="T3">Draw all visible tilebuffers and sprites t</text:span><text:span text:style-name="T5">hen update window and process window events</text:span>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COL</text:p>
          </table:table-cell>
          <table:table-cell office:value-type="string" calcext:value-type="string">
            <text:p>palette_index</text:p>
          </table:table-cell>
          <table:table-cell table:style-name="ce39" office:value-type="string" calcext:value-type="string">
            <text:p>Clear window background to specified color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INDOW</text:p>
          </table:table-cell>
          <table:table-cell office:value-type="string" calcext:value-type="string">
            <text:p>width, height, size, default_layers</text:p>
          </table:table-cell>
          <table:table-cell table:style-name="ce39" office:value-type="string" calcext:value-type="string">
            <text:p>Override default window settings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KEY</text:p>
          </table:table-cell>
          <table:table-cell office:value-type="string" calcext:value-type="string">
            <text:p>keyname</text:p>
          </table:table-cell>
          <table:table-cell office:value-type="string" calcext:value-type="string">
            <text:p>Begin a code block that will execute only if specified key is pressed</text:p>
          </table:table-cell>
          <table:table-cell table:style-name="ce43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K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eric code of the last key that was pressed</text:p>
          </table:table-cell>
          <table:table-cell table:style-name="ce43" office:value-type="string" calcext:value-type="string">
            <text:p>Keyboard input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NPUT</text:p>
          </table:table-cell>
          <table:table-cell office:value-type="string" calcext:value-type="string">
            <text:p>x, max_length</text:p>
          </table:table-cell>
          <table:table-cell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style-name="ce43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t result variable to x + y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ment x by 1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/ y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R</text:p>
          </table:table-cell>
          <table:table-cell office:value-type="string" calcext:value-type="string">
            <text:p><text:span text:style-name="T2">remainder, </text:span>x, y</text:p>
          </table:table-cell>
          <table:table-cell office:value-type="string" calcext:value-type="string">
            <text:p>Set remainder variable to the remainder of x / y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ment x by 1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* y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OW</text:p>
          </table:table-cell>
          <table:table-cell office:value-type="string" calcext:value-type="string">
            <text:p>result, base, power</text:p>
          </table:table-cell>
          <table:table-cell office:value-type="string" calcext:value-type="string">
            <text:p>Perform exponentiation and store result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ND</text:p>
          </table:table-cell>
          <table:table-cell office:value-type="string" calcext:value-type="string">
            <text:p>x, min, max</text:p>
          </table:table-cell>
          <table:table-cell office:value-type="string" calcext:value-type="string">
            <text:p>Store in x a random number between min and max (inclusive)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alculate square root of x and store result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- y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Store the result of x * -1 (i.e. invert sign)</text:p>
          </table:table-cell>
          <table:table-cell table:style-name="ce43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et rgb for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tore in rgb the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<text:span text:style-name="T2">Store in b the</text:span> blue component from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<text:span text:style-name="T2">Store in g the </text:span>green component from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Store in r the red component from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palette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Adjust the blue component for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Adjust the green component for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Adjust the red component for color at palette index</text:p>
          </table:table-cell>
          <table:table-cell table:style-name="ce43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EP</text:p>
          </table:table-cell>
          <table:table-cell office:value-type="string" calcext:value-type="string">
            <text:p>frequency, length</text:p>
          </table:table-cell>
          <table:table-cell office:value-type="string" calcext:value-type="string">
            <text:p>Play a beeping sound with the specified frequency and length</text:p>
          </table:table-cell>
          <table:table-cell table:style-name="ce43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LOOP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in a loop (asynchronously)</text:span></text:p>
          </table:table-cell>
          <table:table-cell table:style-name="ce43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PLAY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once (asynchronously)</text:span></text:p>
          </table:table-cell>
          <table:table-cell table:style-name="ce43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STOP</text:p>
          </table:table-cell>
          <table:table-cell/>
          <table:table-cell office:value-type="string" calcext:value-type="string">
            <text:p>Stop all MML sounds</text:p>
          </table:table-cell>
          <table:table-cell table:style-name="ce43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VOL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volume for MML sounds</text:p>
          </table:table-cell>
          <table:table-cell table:style-name="ce43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LOAD</text:p>
          </table:table-cell>
          <table:table-cell office:value-type="string" calcext:value-type="string">
            <text:p>id, file</text:p>
          </table:table-cell>
          <table:table-cell office:value-type="string" calcext:value-type="string">
            <text:p>Load a WAV sound file and assign id</text:p>
          </table:table-cell>
          <table:table-cell table:style-name="ce43" office:value-type="string" calcext:value-type="string">
            <text:p>Sound (WAV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PL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y the WAV sound associated with id (asynchronously)</text:p>
          </table:table-cell>
          <table:table-cell table:style-name="ce43" office:value-type="string" calcext:value-type="string">
            <text:p>Sound (WAV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STOP</text:p>
          </table:table-cell>
          <table:table-cell/>
          <table:table-cell office:value-type="string" calcext:value-type="string">
            <text:p>Stop all WAV sounds currently playing</text:p>
          </table:table-cell>
          <table:table-cell table:style-name="ce43" office:value-type="string" calcext:value-type="string">
            <text:p>Sound (WAV)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NCL</text:p>
          </table:table-cell>
          <table:table-cell/>
          <table:table-cell table:style-name="ce39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42" office:value-type="string" calcext:value-type="string">
            <text:p>Source cod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BUF</text:p>
          </table:table-cell>
          <table:table-cell office:value-type="string" calcext:value-type="string">
            <text:p>id, buf_id</text:p>
          </table:table-cell>
          <table:table-cell office:value-type="string" calcext:value-type="string">
            <text:p>Put sprite inside of tilebuffer viewport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sprit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sprit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MOVE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Move sprite by specified distance (in pixel units)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TMOVE</text:p>
          </table:table-cell>
          <table:table-cell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 (in tile units)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NE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reate a new sprite using a copy of the working til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POS</text:p>
          </table:table-cell>
          <table:table-cell office:value-type="string" calcext:value-type="string">
            <text:p>id, x, y</text:p>
          </table:table-cell>
          <table:table-cell office:value-type="string" calcext:value-type="string">
            <text:p>Set x and y coordinates of sprite (in pixel units)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sprit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et x coordinate of sprit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Y</text:p>
          </table:table-cell>
          <table:table-cell office:value-type="string" calcext:value-type="string">
            <text:p>id, y</text:p>
          </table:table-cell>
          <table:table-cell office:value-type="string" calcext:value-type="string">
            <text:p>Set y coordinate of sprit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GET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tore in x the x coordinate of sprit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GETY</text:p>
          </table:table-cell>
          <table:table-cell office:value-type="string" calcext:value-type="string">
            <text:p>id, y</text:p>
          </table:table-cell>
          <table:table-cell table:style-name="ce31" office:value-type="string" calcext:value-type="string">
            <text:p>Store in y the y coordinate of sprite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SPR.HIT</text:p>
          </table:table-cell>
          <table:table-cell office:value-type="string" calcext:value-type="string">
            <text:p>x, id_sprite_1, id_sprite_2</text:p>
          </table:table-cell>
          <table:table-cell office:value-type="string" calcext:value-type="string">
            <text:p>Store in x whether there is any collision (overlap) between two sprites’ hitboxes</text:p>
            <text:p>1 means collision found; 0 means no collision detected</text:p>
          </table:table-cell>
          <table:table-cell table:style-name="ce43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TR.AT</text:p>
          </table:table-cell>
          <table:table-cell office:value-type="string" calcext:value-type="string">
            <text:p>result, x, index</text:p>
          </table:table-cell>
          <table:table-cell office:value-type="string" calcext:value-type="string">
            <text:p>Get character at index of x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TR.CAT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Concatenate strings x and y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IND</text:p>
          </table:table-cell>
          <table:table-cell office:value-type="string" calcext:value-type="string">
            <text:p>result, x, y, begin</text:p>
          </table:table-cell>
          <table:table-cell office:value-type="string" calcext:value-type="string">
            <text:p>Search x for substring y and store index of first occurrence starting from index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MT</text:p>
          </table:table-cell>
          <table:table-cell office:value-type="string" calcext:value-type="string">
            <text:p>result, format, x</text:p>
          </table:table-cell>
          <table:table-cell office:value-type="string" calcext:value-type="string">
            <text:p>Embed x into a string using the specified format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HAS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arch x for substring y and store 1 if any occurrence found, 0 otherwise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lowercase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EN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Get length of x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PFX</text:p>
          </table:table-cell>
          <table:table-cell office:value-type="string" calcext:value-type="string">
            <text:p>result, x, prefix</text:p>
          </table:table-cell>
          <table:table-cell office:value-type="string" calcext:value-type="string">
            <text:p>Get 1 if x starts with prefix, 0 otherwise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L</text:p>
          </table:table-cell>
          <table:table-cell office:value-type="string" calcext:value-type="string">
            <text:p>result, x, y, z</text:p>
          </table:table-cell>
          <table:table-cell office:value-type="string" calcext:value-type="string">
            <text:p>Search x for all occurrences of substring y and replace them with z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T</text:p>
          </table:table-cell>
          <table:table-cell office:value-type="string" calcext:value-type="string">
            <text:p>result, x, count</text:p>
          </table:table-cell>
          <table:table-cell office:value-type="string" calcext:value-type="string">
            <text:p>Repeat string x for specified number of times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FX</text:p>
          </table:table-cell>
          <table:table-cell office:value-type="string" calcext:value-type="string">
            <text:p>result, x, suffix</text:p>
          </table:table-cell>
          <table:table-cell office:value-type="string" calcext:value-type="string">
            <text:p>Get 1 if x ends with suffix, 0 otherwise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PLIT</text:p>
          </table:table-cell>
          <table:table-cell office:value-type="string" calcext:value-type="string">
            <text:p>array, x, delimiter</text:p>
          </table:table-cell>
          <table:table-cell office:value-type="string" calcext:value-type="string">
            <text:p>Split x into an array of strings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UB</text:p>
          </table:table-cell>
          <table:table-cell office:value-type="string" calcext:value-type="string">
            <text:p>result, x, begin, end</text:p>
          </table:table-cell>
          <table:table-cell office:value-type="string" calcext:value-type="string">
            <text:p>Get substring from x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TRIM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Remove leading and trailing spaces from x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U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uppercase</text:p>
          </table:table-cell>
          <table:table-cell table:style-name="ce43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COL</text:p>
          </table:table-cell>
          <table:table-cell office:value-type="string" calcext:value-type="string">
            <text:p>bgc_pal_ix</text:p>
          </table:table-cell>
          <table:table-cell office:value-type="string" calcext:value-type="string">
            <text:p>Set background color for subsequently printed text</text:p>
          </table:table-cell>
          <table:table-cell table:style-name="ce43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fgc_pal_ix, bgc_pal_ix</text:p>
          </table:table-cell>
          <table:table-cell office:value-type="string" calcext:value-type="string">
            <text:p>Set colors for subsequently printed text</text:p>
          </table:table-cell>
          <table:table-cell table:style-name="ce43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FCOL</text:p>
          </table:table-cell>
          <table:table-cell office:value-type="string" calcext:value-type="string">
            <text:p>fgc_pal_ix</text:p>
          </table:table-cell>
          <table:table-cell office:value-type="string" calcext:value-type="string">
            <text:p>Set foreground color for subsequently printed text</text:p>
          </table:table-cell>
          <table:table-cell table:style-name="ce43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style-name="ce43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PRINT.AD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style-name="ce43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8">
          <table:table-cell office:value-type="string" calcext:value-type="string">
            <text:p>PRINTF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style-name="ce43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C</text:p>
          </table:table-cell>
          <table:table-cell office:value-type="string" calcext:value-type="string">
            <text:p>tileset_ix</text:p>
          </table:table-cell>
          <table:table-cell office:value-type="string" calcext:value-type="string">
            <text:p>Print character at current cursor position in the selected tilebuffer</text:p>
          </table:table-cell>
          <table:table-cell table:style-name="ce43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ADD</text:p>
          </table:table-cell>
          <table:table-cell office:value-type="string" calcext:value-type="string">
            <text:p>tileset_ix, fgc_pal_ix, bgc_pal_ix?</text:p>
          </table:table-cell>
          <table:table-cell office:value-type="string" calcext:value-type="string">
            <text:p><text:span text:style-name="T3">Add an animation frame to the working tile with the specified tileset index and colors</text:span></text:p>
            <text:p><text:span text:style-name="T3">If bgc_pal_ix is not specified, then the background color for this tile will not be rendered</text:span>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COLOR</text:p>
          </table:table-cell>
          <table:table-cell office:value-type="string" calcext:value-type="string">
            <text:p>frame_ix, fgc_pal_ix, bgc_pal_ix</text:p>
          </table:table-cell>
          <table:table-cell office:value-type="string" calcext:value-type="string">
            <text:p>Change palette references for both colors at specified frame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B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back color at a frame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C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tileset reference at a frame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F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fore color at a frame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P</text:p>
          </table:table-cell>
          <table:table-cell office:value-type="string" calcext:value-type="string">
            <text:p>x, name</text:p>
          </table:table-cell>
          <table:table-cell office:value-type="string" calcext:value-type="string">
            <text:p>Store in x the value of a property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ber of animation frames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ad working tile with id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NEW</text:p>
          </table:table-cell>
          <table:table-cell office:value-type="string" calcext:value-type="string">
            <text:p>tileset_ix, fgc_pal_ix, bgc_pal_ix?</text:p>
          </table:table-cell>
          <table:table-cell office:value-type="string" calcext:value-type="string">
            <text:p>Clear working tile and add a single animation frame with the specified tileset index and colors</text:p>
            <text:p>If bgc_pal_ix is not specified, then the background color for this tile will not be rendered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PAR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 the specified string into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B</text:p>
          </table:table-cell>
          <table:table-cell office:value-type="string" calcext:value-type="string">
            <text:p><text:span text:style-name="T2">frame_ix</text:span>, bgc_pal_ix</text:p>
          </table:table-cell>
          <table:table-cell office:value-type="string" calcext:value-type="string">
            <text:p>Change palette reference for back color at specified frame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C</text:p>
          </table:table-cell>
          <table:table-cell office:value-type="string" calcext:value-type="string">
            <text:p>frame_ix, tileset_ix</text:p>
          </table:table-cell>
          <table:table-cell office:value-type="string" calcext:value-type="string">
            <text:p>Change tileset reference at specified frame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F</text:p>
          </table:table-cell>
          <table:table-cell office:value-type="string" calcext:value-type="string">
            <text:p><text:span text:style-name="T2">frame_ix</text:span>, fgc_pal_ix</text:p>
          </table:table-cell>
          <table:table-cell office:value-type="string" calcext:value-type="string">
            <text:p>Change palette reference for fore color at specified frame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P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for a property in the working tile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ore working tile with id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working tile as a string</text:p>
          </table:table-cell>
          <table:table-cell table:style-name="ce43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tile from selected tilebuffer at current cursor position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DELR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<text:span text:style-name="T3">Delete all tiles within specified rectangle from selected tilebuffer layer</text:span>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 entire selected tilebuffer layer with working tile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ke working tile equal to tile in selected tilebuffer at current cursor position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MOV</text:p>
          </table:table-cell>
          <table:table-cell office:value-type="string" calcext:value-type="string">
            <text:p>x, y, dx, dy</text:p>
          </table:table-cell>
          <table:table-cell office:value-type="string" calcext:value-type="string">
            <text:p>Move tile in selected tilebuffer, from specified position to specified distance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MOVB</text:p>
          </table:table-cell>
          <table:table-cell office:value-type="string" calcext:value-type="string">
            <text:p>x1, y1, x2, y2, dx, dy</text:p>
          </table:table-cell>
          <table:table-cell office:value-type="string" calcext:value-type="string">
            <text:p>Move block of tiles in selected tilebuffer, from specified rectangle area to specified distance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 working tile in selected tilebuffer at current cursor position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CT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Fill rectangle in selected tilebuffer layer with working tile</text:p>
          </table:table-cell>
          <table:table-cell table:style-name="ce43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t cursor at layer index of the currently selected tilebuffer</text:p>
          </table:table-cell>
          <table:table-cell table:style-name="ce43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LOCA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Set cursor at specified column and row in the currently selected tilebuffer</text:p>
          </table:table-cell>
          <table:table-cell table:style-name="ce43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BCOL</text:p>
          </table:table-cell>
          <table:table-cell office:value-type="string" calcext:value-type="string">
            <text:p>id, bgc_pal_ix</text:p>
          </table:table-cell>
          <table:table-cell office:value-type="string" calcext:value-type="string">
            <text:p>Enable rendering tilebuffer background and set the background color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BGOF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able rendering tilebuffer background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CLL</text:p>
          </table:table-cell>
          <table:table-cell office:value-type="string" calcext:value-type="string">
            <text:p>id, layer</text:p>
          </table:table-cell>
          <table:table-cell office:value-type="string" calcext:value-type="string">
            <text:p>Delete all tiles from layer in specified tilebuffer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C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all tiles from all layers in specified tilebuffer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a tilebuffer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7">
          <table:table-cell office:value-type="string" calcext:value-type="string">
            <text:p>BUF.NEW</text:p>
          </table:table-cell>
          <table:table-cell office:value-type="string" calcext:value-type="string">
            <text:p>id, layers, columns, rows, order</text:p>
          </table:table-cell>
          <table:table-cell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CRL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Smoothly scroll tilebuffer viewport contents by the specified distance (in pixels)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lect tilebuffer that will be used for all subsequent tile operations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a tilebuffer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VIEW</text:p>
          </table:table-cell>
          <table:table-cell office:value-type="string" calcext:value-type="string">
            <text:p>id, x1, y1, x2, y2</text:p>
          </table:table-cell>
          <table:table-cell office:value-type="string" calcext:value-type="string">
            <text:p>Set tilebuffer viewport rectangle on the screen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elete all tiles from all tilebuffers</text:p>
          </table:table-cell>
          <table:table-cell table:style-name="ce43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index, binary</text:p>
          </table:table-cell>
          <table:table-cell office:value-type="string" calcext:value-type="string">
            <text:p>Define pixel pattern (binary string) at tileset index</text:p>
          </table:table-cell>
          <table:table-cell table:style-name="ce43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.GET</text:p>
          </table:table-cell>
          <table:table-cell office:value-type="string" calcext:value-type="string">
            <text:p>index, x</text:p>
          </table:table-cell>
          <table:table-cell office:value-type="string" calcext:value-type="string">
            <text:p>Store in x the pixel pattern (binary string) at tileset index</text:p>
          </table:table-cell>
          <table:table-cell table:style-name="ce43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tileset</text:p>
          </table:table-cell>
          <table:table-cell table:style-name="ce43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ARR.CL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move all items from array. This also reduces the size of the array to 0</text:p>
          </table:table-cell>
          <table:table-cell table:style-name="ce43" office:value-type="string" calcext:value-type="string">
            <text:p>Variables, arrays and constant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ARR.COPY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Make destination array equal to source array</text:p>
          </table:table-cell>
          <table:table-cell table:style-name="ce43" office:value-type="string" calcext:value-type="string">
            <text:p>Variables, arrays and constant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ARR.ERASE</text:p>
          </table:table-cell>
          <table:table-cell office:value-type="string" calcext:value-type="string">
            <text:p>name, index</text:p>
          </table:table-cell>
          <table:table-cell office:value-type="string" calcext:value-type="string">
            <text:p>Remove array item from index. This also reduces the size of the array by 1</text:p>
          </table:table-cell>
          <table:table-cell table:style-name="ce43" office:value-type="string" calcext:value-type="string">
            <text:p>Variables, arrays and constant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ARR.FOR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style-name="ce43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ARR.LEN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Store in x the length of the array</text:p>
          </table:table-cell>
          <table:table-cell table:style-name="ce43" office:value-type="string" calcext:value-type="string">
            <text:p>Variables, arrays and constants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NEW</text:p>
          </table:table-cell>
          <table:table-cell office:value-type="string" calcext:value-type="string">
            <text:p>name, size?</text:p>
          </table:table-cell>
          <table:table-cell office:value-type="string" calcext:value-type="string">
            <text:p>Create a new array (with optional initial size)</text:p>
          </table:table-cell>
          <table:table-cell table:style-name="ce43" office:value-type="string" calcext:value-type="string">
            <text:p>Variables, arrays and constants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PUSH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Add new value to array</text:p>
          </table:table-cell>
          <table:table-cell table:style-name="ce43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ARR.SET</text:p>
          </table:table-cell>
          <table:table-cell office:value-type="string" calcext:value-type="string">
            <text:p>name[index], x</text:p>
          </table:table-cell>
          <table:table-cell office:value-type="string" calcext:value-type="string">
            <text:p>Store x at array index</text:p>
          </table:table-cell>
          <table:table-cell table:style-name="ce43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DEF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Define a constant</text:p>
          </table:table-cell>
          <table:table-cell table:style-name="ce43" office:value-type="string" calcext:value-type="string">
            <text:p>Variables, array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R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to a variable</text:p>
          </table:table-cell>
          <table:table-cell table:style-name="ce43" office:value-type="string" calcext:value-type="string">
            <text:p>Variables, array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TPOS</text:p>
          </table:table-cell>
          <table:table-cell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 (in tile units)</text:p>
          </table:table-cell>
          <table:table-cell table:style-name="ce43"/>
          <table:table-cell table:number-columns-repeated="16380"/>
        </table:table-row>
        <table:table-row table:style-name="ro2" table:number-rows-repeated="10484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Version 2'.A1:'Version 2'.D16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16:36:26.061000000</dc:date>
    <meta:editing-duration>P9DT9H49M31S</meta:editing-duration>
    <meta:editing-cycles>202</meta:editing-cycles>
    <meta:generator>LibreOffice/7.5.2.2$Windows_X86_64 LibreOffice_project/53bb9681a964705cf672590721dbc85eb4d0c3a2</meta:generator>
    <meta:document-statistic meta:table-count="2" meta:cell-count="895" meta:object-count="0"/>
  </office:meta>
</office:document-meta>
</file>